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cca02"/>
    </style:style>
    <style:style style:name="P2" style:family="paragraph" style:parent-style-name="Horizontal_20_Line">
      <style:text-properties officeooo:paragraph-rsid="000cca02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officeooo:rsid="000af314"/>
    </style:style>
    <style:style style:name="T2" style:family="text">
      <style:text-properties officeooo:rsid="000cca0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studio de Viabilidad – <text:span text:style-name="T2">Sistema de Reservas de Mesas – </text:span><text:span text:style-name="T1">Restaurante </text:span>GestRest</text:h>
      <text:p text:style-name="P2"><text:span text:style-name="Strong_20_Emphasis"/></text:p>
      <text:p text:style-name="Text_20_body"><text:span text:style-name="Strong_20_Emphasis">1. Nombre del Proyecto:</text:span><text:line-break/>GestRest – Sistema de <text:span text:style-name="T1">Reservas</text:span> <text:span text:style-name="T2">de Mesas </text:span>para Restaurante</text:p>
      <text:p text:style-name="Horizontal_20_Line"/>
      <text:p text:style-name="Text_20_body"><text:span text:style-name="Strong_20_Emphasis">2. Objetivo del Proyecto:</text:span><text:line-break/>Desarrollar una aplicación de escritorio en Java que permita a un restaurante gestionar sus reservas de manera eficiente. El sistema permitirá registrar clientes, asignar mesas disponibles y controlar las reservas según la fecha, la hora y el número de personas.</text:p>
      <text:p text:style-name="Horizontal_20_Line"/>
      <text:p text:style-name="Text_20_body"><text:span text:style-name="Strong_20_Emphasis">3. Alcance del Proyecto:</text:span><text:line-break/>El sistema permitirá realizar las siguientes funciones:</text:p>
      <text:list xml:id="list1932174161" text:style-name="L2">
        <text:list-item>
          <text:p text:style-name="P4">Registro de clientes (nombre, apellidos, teléfono y correo).</text:p>
        </text:list-item>
        <text:list-item>
          <text:p text:style-name="P4">Alta y gestión de mesas (número, capacidad, estado, ubicación).</text:p>
        </text:list-item>
        <text:list-item>
          <text:p text:style-name="P4">Gestión de reservas (cliente, mesa, fecha, hora, número de personas, estado).</text:p>
        </text:list-item>
        <text:list-item>
          <text:p text:style-name="P4">Control del estado de las mesas (disponible, no disponible).</text:p>
        </text:list-item>
        <text:list-item>
          <text:p text:style-name="P4">Modificación y cancelación de reservas.</text:p>
        </text:list-item>
        <text:list-item>
          <text:p text:style-name="P4">Visualización básica de datos registrados (sin generación de informes ni estadísticas).</text:p>
        </text:list-item>
      </text:list>
      <text:p text:style-name="Horizontal_20_Line"/>
      <text:p text:style-name="Text_20_body"><text:span text:style-name="Strong_20_Emphasis">4. Viabilidad Técnica:</text:span><text:line-break/>El sistema será desarrollado en <text:span text:style-name="Strong_20_Emphasis">Java</text:span> utilizando herramientas estándar como:</text:p>
      <text:list xml:id="list3529598276" text:style-name="L3">
        <text:list-item>
          <text:p text:style-name="P5"><text:span text:style-name="Strong_20_Emphasis">Maven</text:span> para gestión de dependencias y construcción del proyecto.</text:p>
        </text:list-item>
        <text:list-item>
          <text:p text:style-name="P5"><text:span text:style-name="Strong_20_Emphasis">JUnit y Mockito</text:span> para pruebas unitarias.</text:p>
        </text:list-item>
        <text:list-item>
          <text:p text:style-name="P5"><text:span text:style-name="Strong_20_Emphasis">MySQL</text:span> como sistema de gestión de base de datos.</text:p>
        </text:list-item>
        <text:list-item>
          <text:p text:style-name="P5"><text:span text:style-name="Strong_20_Emphasis">DBeaver</text:span> como cliente de base de datos durante el desarrollo.</text:p>
        </text:list-item>
      </text:list>
      <text:p text:style-name="Text_20_body">Estas tecnologías son conocidas, ampliamente utilizadas y compatibles entre sí, lo que garantiza un entorno técnico estable para el desarrollo.</text:p>
      <text:p text:style-name="Horizontal_20_Line"/>
      <text:p text:style-name="Text_20_body"><text:span text:style-name="Strong_20_Emphasis">5. Viabilidad Económica:</text:span><text:line-break/>El desarrollo del sistema no implica costes económicos, ya que se utilizan herramientas gratuitas y de código abierto. Además, el proyecto es desarrollado con fines académicos, por lo que no requiere inversión en personal o infraestructura externa.</text:p>
      <text:p text:style-name="Horizontal_20_Line"/>
      <text:p text:style-name="Text_20_body"><text:span text:style-name="Strong_20_Emphasis">6. Viabilidad Operativa:</text:span><text:line-break/>El sistema será usado por el personal del restaurante (recepcionista), y no requerirá conocimientos <text:soft-page-break/>técnicos avanzados. Tendrá una interfaz simple e intuitiva que facilitará el uso diario, enfocándose en la gestión básica de reservas y mesas.</text:p>
      <text:p text:style-name="Horizontal_20_Line"/>
      <text:p text:style-name="Text_20_body"><text:span text:style-name="Strong_20_Emphasis">7. Viabilidad Legal:</text:span><text:line-break/>El sistema almacenará información personal básica (nombre, teléfono, correo electrónico), por lo que cumplirá con los principios de confidencialidad y protección de datos establecidos por la normativa vigente. No se prevé conexión con servicios en la nube ni tratamiento masivo de datos personales.</text:p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6:12:56.516533123</meta:creation-date>
    <dc:date>2025-05-22T16:28:52.047042351</dc:date>
    <meta:editing-duration>PT5M45S</meta:editing-duration>
    <meta:editing-cycles>1</meta:editing-cycles>
    <meta:document-statistic meta:table-count="0" meta:image-count="0" meta:object-count="0" meta:page-count="2" meta:paragraph-count="19" meta:word-count="332" meta:character-count="2228" meta:non-whitespace-character-count="1922"/>
    <meta:generator>LibreOffice/7.3.7.2$Linux_X86_64 LibreOffice_project/30$Build-2</meta:generator>
  </office:meta>
</office:document-meta>
</file>